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 of 9 Barcode" svg:font-family="'3 of 9 Barcode'" style:font-pitch="variable" style:font-charset="x-symbol"/>
    <style:font-face style:name="Andale Mono" svg:font-family="'Andale Mono'" style:font-pitch="fixed"/>
    <style:font-face style:name="Comic Sans MS" svg:font-family="'Comic Sans MS'" style:font-family-generic="script" style:font-pitch="variable"/>
    <style:font-face style:name="D050000L" svg:font-family="D050000L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line-height="115%"/>
    </style:style>
    <style:style style:name="P2" style:family="paragraph" style:parent-style-name="Standard">
      <style:paragraph-properties fo:margin-left="2cm" fo:margin-right="0cm" style:line-height-at-least="0.503cm" fo:text-indent="0cm" style:auto-text-indent="false"/>
      <style:text-properties fo:color="#abb2bf" loext:opacity="100%" style:font-name="Droid Sans Mono" fo:font-size="10.5pt" fo:font-weight="normal" fo:background-color="transparent"/>
    </style:style>
    <style:style style:name="P3" style:family="paragraph" style:parent-style-name="Standard" style:list-style-name="L1">
      <style:paragraph-properties fo:line-height="115%"/>
      <style:text-properties fo:color="#abb2bf" loext:opacity="100%" style:font-name="Droid Sans Mono" fo:font-size="10.5pt" fo:font-style="italic" fo:font-weight="normal" officeooo:rsid="0008840a" officeooo:paragraph-rsid="000997d0" fo:background-color="transparent" style:font-size-asian="10.5pt" style:font-style-asian="italic" style:font-size-complex="10.5pt" style:font-style-complex="italic"/>
    </style:style>
    <style:style style:name="P4" style:family="paragraph" style:parent-style-name="Standard" style:list-style-name="L1">
      <style:paragraph-properties fo:line-height="115%"/>
      <style:text-properties fo:color="#2a6099" loext:opacity="100%" style:font-name="Droid Sans Mono1" fo:font-size="10.5pt" fo:font-style="normal" fo:font-weight="normal" officeooo:rsid="0008840a" officeooo:paragraph-rsid="000997d0" fo:background-color="transparent" style:font-size-asian="10.5pt" style:font-style-asian="normal" style:font-size-complex="10.5pt" style:font-style-complex="normal"/>
    </style:style>
    <style:style style:name="P5" style:family="paragraph" style:parent-style-name="Standard" style:list-style-name="L1">
      <style:paragraph-properties fo:line-height="115%"/>
      <style:text-properties fo:color="#2a6099" loext:opacity="100%" style:font-name="Droid Sans Mono1" fo:font-size="10.5pt" fo:font-style="normal" fo:font-weight="normal" officeooo:rsid="0008840a" officeooo:paragraph-rsid="0006caef" fo:background-color="transparent" style:font-size-asian="10.5pt" style:font-style-asian="normal" style:font-size-complex="10.5pt" style:font-style-complex="normal"/>
    </style:style>
    <style:style style:name="P6" style:family="paragraph" style:parent-style-name="Text_20_body" style:list-style-name="L1">
      <style:paragraph-properties fo:line-height="115%"/>
      <style:text-properties officeooo:rsid="00011604" officeooo:paragraph-rsid="00011604"/>
    </style:style>
    <style:style style:name="P7" style:family="paragraph" style:parent-style-name="Text_20_body" style:list-style-name="L1">
      <style:paragraph-properties fo:line-height="115%"/>
      <style:text-properties officeooo:rsid="0006caef" officeooo:paragraph-rsid="0006caef"/>
    </style:style>
    <style:style style:name="P8" style:family="paragraph" style:parent-style-name="Text_20_body" style:list-style-name="L1">
      <style:paragraph-properties fo:line-height="115%"/>
      <style:text-properties style:text-underline-style="solid" style:text-underline-width="auto" style:text-underline-color="font-color" officeooo:rsid="0003c609" officeooo:paragraph-rsid="00011604"/>
    </style:style>
    <style:style style:name="P9" style:family="paragraph" style:parent-style-name="Text_20_body" style:list-style-name="L1">
      <style:paragraph-properties fo:line-height="115%"/>
      <style:text-properties officeooo:rsid="000997d0" officeooo:paragraph-rsid="000997d0"/>
    </style:style>
    <style:style style:name="P10" style:family="paragraph" style:parent-style-name="Text_20_body" style:list-style-name="L1">
      <style:paragraph-properties fo:line-height="115%"/>
      <style:text-properties fo:color="#2a6099" loext:opacity="100%" style:font-name="Droid Sans Mono1" fo:font-size="10.5pt" officeooo:rsid="0008840a" officeooo:paragraph-rsid="000997d0" style:font-size-asian="10.5pt" style:font-size-complex="10.5pt"/>
    </style:style>
    <style:style style:name="P11" style:family="paragraph" style:parent-style-name="Text_20_body" style:list-style-name="L1">
      <style:paragraph-properties fo:line-height="115%"/>
      <style:text-properties fo:color="#2a6099" loext:opacity="100%" style:font-name="Droid Sans Mono1" fo:font-size="10.5pt" officeooo:rsid="0008840a" officeooo:paragraph-rsid="000997d0" fo:background-color="transparent" style:font-size-asian="10.5pt" style:font-size-complex="10.5pt"/>
    </style:style>
    <style:style style:name="P12" style:family="paragraph" style:parent-style-name="Text_20_body" style:list-style-name="L1">
      <style:paragraph-properties fo:line-height="115%"/>
      <style:text-properties fo:color="#2a6099" loext:opacity="100%" style:font-name="Droid Sans Mono1" fo:font-size="10.5pt" fo:font-style="italic" fo:font-weight="normal" officeooo:rsid="0008840a" officeooo:paragraph-rsid="000997d0" fo:background-color="transparent" style:font-size-asian="10.5pt" style:font-style-asian="italic" style:font-size-complex="10.5pt" style:font-style-complex="italic"/>
    </style:style>
    <style:style style:name="P13" style:family="paragraph" style:parent-style-name="Text_20_body" style:list-style-name="L1">
      <style:paragraph-properties fo:line-height="115%"/>
      <style:text-properties fo:color="#2a6099" loext:opacity="100%" style:font-name="Droid Sans Mono1" fo:font-size="10.5pt" fo:font-style="normal" fo:font-weight="normal" officeooo:rsid="0008840a" officeooo:paragraph-rsid="000997d0" fo:background-color="transparent" style:font-size-asian="10.5pt" style:font-style-asian="normal" style:font-size-complex="10.5pt" style:font-style-complex="normal"/>
    </style:style>
    <style:style style:name="T1" style:family="text">
      <style:text-properties officeooo:rsid="0006caef"/>
    </style:style>
    <style:style style:name="T2" style:family="text">
      <style:text-properties officeooo:rsid="000997d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style-complex="italic"/>
    </style:style>
    <style:style style:name="T5" style:family="text">
      <style:text-properties fo:color="#e06c75" loext:opacity="100%"/>
    </style:style>
    <style:style style:name="T6" style:family="text">
      <style:text-properties fo:color="#e06c75" loext:opacity="100%" style:font-name="Droid Sans Mono" fo:font-size="10.5pt" fo:font-weight="normal" fo:background-color="#282c34" loext:char-shading-value="0"/>
    </style:style>
    <style:style style:name="T7" style:family="text">
      <style:text-properties fo:color="#abb2bf" loext:opacity="100%" style:font-name="Droid Sans Mono" fo:font-size="10.5pt" fo:font-weight="normal" fo:background-color="#282c34" loext:char-shading-value="0"/>
    </style:style>
    <style:style style:name="T8" style:family="text">
      <style:text-properties fo:color="#56b6c2" loext:opacity="100%"/>
    </style:style>
    <style:style style:name="T9" style:family="text">
      <style:text-properties fo:color="#56b6c2" loext:opacity="100%" style:font-name="Droid Sans Mono" fo:font-size="10.5pt" fo:font-weight="normal" fo:background-color="#282c34" loext:char-shading-value="0"/>
    </style:style>
    <style:style style:name="T10" style:family="text">
      <style:text-properties fo:color="#e5c07b" loext:opacity="100%"/>
    </style:style>
    <style:style style:name="T11" style:family="text">
      <style:text-properties fo:color="#e5c07b" loext:opacity="100%" fo:font-style="italic"/>
    </style:style>
    <style:style style:name="T12" style:family="text">
      <style:text-properties fo:color="#98c379" loext:opacity="100%"/>
    </style:style>
    <style:style style:name="T13" style:family="text">
      <style:text-properties fo:color="#98c379" loext:opacity="100%" style:font-name="Droid Sans Mono" fo:font-size="10.5pt" fo:font-weight="normal" fo:background-color="#282c34" loext:char-shading-value="0"/>
    </style:style>
    <style:style style:name="T14" style:family="text">
      <style:text-properties fo:color="#98c379" loext:opacity="100%" officeooo:rsid="000997d0"/>
    </style:style>
    <style:style style:name="T15" style:family="text">
      <style:text-properties fo:color="#61afef" loext:opacity="100%"/>
    </style:style>
    <style:style style:name="T16" style:family="text">
      <style:text-properties fo:font-weight="normal"/>
    </style:style>
    <style:style style:name="T17" style:family="text">
      <style:text-properties fo:color="#c678dd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atabase access using Django. Questions.</text:h>
      <text:list xml:id="list2086298334" text:style-name="L1">
        <text:list-item>
          <text:p text:style-name="P6">Indicate <text:span text:style-name="T1">the actions that must be done in order to create a url to the details page:</text:span></text:p>
          <text:list>
            <text:list-item>
              <text:p text:style-name="P7">Without using the “get_absolute_url” method.</text:p>
              <text:p text:style-name="P10">Crear el template de details, extender de base.html, crear el view correspondiente y la url con ruta <text:span text:style-name="T3">“&lt;id:id&gt;”</text:span>. Despues en la pagina de index.html en el href correspondiente poner: </text:p>
              <text:p text:style-name="P10"><text:span text:style-name="T3">“href = “{{ <text:s/>url “book_outlet/book_detail.html” book.id }}”</text:span></text:p>
            </text:list-item>
            <text:list-item>
              <text:p text:style-name="P7">Using the “get_absolute_url” method.</text:p>
              <text:p text:style-name="P11">Modificar todo lo anterior. Deberemos crear un nuevo campo en model de slug: <text:span text:style-name="T3">“</text:span><text:span text:style-name="T4">slug = models.SlugField(default="",null=False, db_index=True)”</text:span><text:span text:style-name="T16">. Hay también crearemos el nuevo metodo que devolvera <text:s/>la url “</text:span><text:span text:style-name="T4">book_detail”</text:span><text:span text:style-name="T16"> con los args de “</text:span><text:span text:style-name="T4">sefl.slug”. En views, el objeto view debera devolver: get_object_or_404(Book,slug=slug). Y por ultimo la url da como ruta el “&lt;slug:slug&gt;” entonces llamamos a la funcion en el href del index.</text:span></text:p>
            </text:list-item>
          </text:list>
        </text:list-item>
        <text:list-item>
          <text:p text:style-name="P7">Indicate the purpose of the “blank = True” parameter.</text:p>
          <text:p text:style-name="P12">Significa que un campo puede quedar vacio desde el interfaz /admin</text:p>
        </text:list-item>
        <text:list-item>
          <text:p text:style-name="P7">Where can I add some instructions that must be performed everytime we add or modify an object in the database?</text:p>
          <text:p text:style-name="P13">Con el metodo <text:span text:style-name="T3">save()</text:span> en models, <text:span text:style-name="T2">añadir una funcion y llamar a la clase superior y poner: </text:span></text:p>
          <text:p text:style-name="P3"><text:span text:style-name="T17">def</text:span> <text:span text:style-name="T15">save</text:span>(<text:span text:style-name="T10">self</text:span>):</text:p>
        </text:list-item>
      </text:list>
      <text:p text:style-name="P2"><text:span text:style-name="T11">self</text:span>.<text:span text:style-name="T5">slug</text:span> <text:span text:style-name="T8">=</text:span> <text:span text:style-name="T15">slugify</text:span>(<text:span text:style-name="T11">self</text:span>.<text:span text:style-name="T5">title</text:span>)</text:p>
      <text:p text:style-name="P2"><text:span text:style-name="T10">super</text:span>().<text:span text:style-name="T15">save</text:span>()</text:p>
      <text:list xml:id="list112417232125710" text:continue-numbering="true" text:style-name="L1">
        <text:list-header>
          <text:p text:style-name="P12"/>
        </text:list-header>
        <text:list-item>
          <text:p text:style-name="P7">Write the instructions to select all registers from a table called “student” ordered by age and get the number of students too.</text:p>
          <text:p text:style-name="P12">Student.objects.all.order__by(“age”)</text:p>
          <text:p text:style-name="P12">Student.objects.all().count()</text:p>
        </text:list-item>
        <text:list-item>
          <text:p text:style-name="P7">In the /admin site:</text:p>
          <text:list>
            <text:list-item>
              <text:p text:style-name="P7">How can I indicate that in the list of books I only want to show the “title”.</text:p>
              <text:p text:style-name="P4">Creamos una clase en admin.py con la siguuiente informacion:</text:p>
              <text:p text:style-name="P4">class BookAdmin(admin.ModelAdmin):</text:p>
              <text:list>
                <text:list-header>
                  <text:p text:style-name="P5">list_display = ("title")</text:p>
                </text:list-header>
              </text:list>
              <text:p text:style-name="P7"/>
            </text:list-item>
            <text:list-item>
              <text:p text:style-name="P7">How can I add a menu that allows to authomatically select an author so that only the books of that author are shown in the list of books.</text:p>
              <text:p text:style-name="P13">En la clase anterior añadir: list_filter = ("author","rating")</text:p>
              <text:p text:style-name="P9"/>
            </text:list-item>
          </text:list>
          <text:p text:style-name="P8"><text:soft-page-break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 of 9 Barcode" svg:font-family="'3 of 9 Barcode'" style:font-pitch="variable" style:font-charset="x-symbol"/>
    <style:font-face style:name="Andale Mono" svg:font-family="'Andale Mono'" style:font-pitch="fixed"/>
    <style:font-face style:name="Comic Sans MS" svg:font-family="'Comic Sans MS'" style:font-family-generic="script" style:font-pitch="variable"/>
    <style:font-face style:name="D050000L" svg:font-family="D050000L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7T11:24:16.788037349</dc:date>
    <meta:editing-duration>PT1H59M41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2" meta:paragraph-count="24" meta:word-count="295" meta:character-count="1869" meta:non-whitespace-character-count="1603"/>
  </office:meta>
</office:document-meta>
</file>